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opacity="100%" fo:min-height="0.712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7.866cm" fo:min-width="0cm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7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26.103cm" fo:min-width="0cm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vertical-align="middle" draw:auto-grow-height="false" fo:min-height="1.973cm" fo:min-width="2.357cm" fo:wrap-option="wrap"/>
    </style:style>
    <style:style style:name="gr12" style:family="graphic" style:parent-style-name="standard">
      <style:graphic-properties draw:stroke="none" svg:stroke-color="#000000" draw:fill="none" draw:fill-color="#ffffff" draw:opacity="100%" fo:min-height="0.7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1.423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000000" draw:fill="none" draw:fill-color="#ffffff" fo:min-height="3.9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gr17" style:family="graphic" style:parent-style-name="standard" style:list-style-name="L1">
      <style:graphic-properties draw:stroke="solid" svg:stroke-color="#000000" draw:fill="none" draw:fill-color="#ffffff" fo:min-height="2.29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9" style:family="graphic" style:parent-style-name="standard" style:list-style-name="L1">
      <style:graphic-properties draw:stroke="solid" svg:stroke-color="#000000" draw:fill="none" draw:fill-color="#ffffff" fo:min-height="3.547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18.1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3pt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 style:text-underline-style="solid" style:text-underline-width="auto" style:text-underline-color="font-colo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 draw:opacity="100%"/>
      <style:paragraph-properties fo:text-align="center" style:writing-mode="lr-tb"/>
      <style:text-properties fo:font-size="15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/>
    </style:style>
    <style:style style:name="P12" style:family="paragraph">
      <loext:graphic-properties draw:fill="none" draw:fill-color="#ffffff"/>
      <style:paragraph-properties style:writing-mode="lr-tb"/>
      <style:text-properties fo:font-size="13pt"/>
    </style:style>
    <style:style style:name="T1" style:family="text">
      <style:text-properties fo:font-size="13pt"/>
    </style:style>
    <style:style style:name="T2" style:family="text">
      <style:text-properties fo:color="#666666" loext:opacity="100%" style:text-underline-style="solid" style:text-underline-width="auto" style:text-underline-color="font-color"/>
    </style:style>
    <style:style style:name="T3" style:family="text">
      <style:text-properties fo:font-size="15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858cm" svg:height="0.962cm" svg:x="3.222cm" svg:y="2.387cm">
          <draw:text-box>
            <text:p text:style-name="P1">Client</text:p>
          </draw:text-box>
        </draw:frame>
        <draw:frame draw:style-name="gr2" draw:text-style-name="P3" draw:layer="layout" svg:width="2.385cm" svg:height="0.962cm" svg:x="12.585cm" svg:y="2.378cm">
          <draw:text-box>
            <text:p text:style-name="P1">Issuer</text:p>
          </draw:text-box>
        </draw:frame>
        <draw:custom-shape draw:style-name="gr3" draw:text-style-name="P4" draw:layer="layout" svg:width="0.186cm" svg:height="8.116cm" svg:x="4.574cm" svg:y="3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187cm" svg:height="8.116cm" svg:x="13.618cm" svg:y="3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3.361cm" svg:y1="4.136cm" svg:x2="5.091cm" svg:y2="4.136cm">
          <text:p/>
        </draw:line>
        <draw:frame draw:style-name="gr5" draw:text-style-name="P6" draw:layer="layout" svg:width="3.618cm" svg:height="0.775cm" svg:x="7.416cm" svg:y="3.361cm">
          <draw:text-box>
            <text:p text:style-name="P1"><text:span text:style-name="T1">Metadata</text:span></text:p>
          </draw:text-box>
        </draw:frame>
        <draw:frame draw:style-name="gr6" draw:text-style-name="P6" draw:layer="layout" svg:width="7.302cm" svg:height="1.275cm" svg:x="5.763cm" svg:y="5.227cm">
          <draw:text-box>
            <text:p text:style-name="P1"><text:span text:style-name="T1">Authorization Req./Resp.</text:span></text:p>
          </draw:text-box>
        </draw:frame>
        <draw:frame draw:style-name="gr6" draw:text-style-name="P6" draw:layer="layout" svg:width="4.059cm" svg:height="1.275cm" svg:x="7.418cm" svg:y="6.861cm">
          <draw:text-box>
            <text:p text:style-name="P1"><text:span text:style-name="T1">Token Req./Resp</text:span></text:p>
          </draw:text-box>
        </draw:frame>
        <draw:frame draw:style-name="gr6" draw:text-style-name="P6" draw:layer="layout" svg:width="5.397cm" svg:height="1.275cm" svg:x="6.397cm" svg:y="8.937cm">
          <draw:text-box>
            <text:p text:style-name="P1"><text:span text:style-name="T1">Credential Req./Resp.</text:span></text:p>
          </draw:text-box>
        </draw:frame>
        <draw:custom-shape draw:style-name="gr7" draw:text-style-name="P4" draw:layer="layout" svg:width="0.186cm" svg:height="26.353cm" svg:x="13.196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.175cm" svg:height="0.962cm" svg:x="11.677cm" svg:y="39.118cm">
          <draw:text-box>
            <text:p text:style-name="P1">Mediator</text:p>
          </draw:text-box>
        </draw:frame>
        <draw:line draw:style-name="gr8" draw:text-style-name="P5" draw:layer="layout" svg:x1="2.905cm" svg:y1="12.065cm" svg:x2="27.67cm" svg:y2="12.112cm">
          <text:p/>
        </draw:line>
        <draw:frame draw:style-name="gr9" draw:text-style-name="P7" draw:layer="layout" svg:width="3.175cm" svg:height="0.962cm" draw:transform="rotate (-1.5707963267949) translate (27.532cm 8.302cm)">
          <draw:text-box>
            <text:p><text:span text:style-name="T2">OID4VC</text:span></text:p>
          </draw:text-box>
        </draw:frame>
        <draw:line draw:style-name="gr4" draw:text-style-name="P5" draw:layer="layout" svg:x1="5.091cm" svg:y1="6.036cm" svg:x2="13.361cm" svg:y2="6.036cm">
          <text:p/>
        </draw:line>
        <draw:line draw:style-name="gr4" draw:text-style-name="P5" draw:layer="layout" svg:x1="13.361cm" svg:y1="6.337cm" svg:x2="5.091cm" svg:y2="6.337cm">
          <text:p/>
        </draw:line>
        <draw:line draw:style-name="gr4" draw:text-style-name="P5" draw:layer="layout" svg:x1="13.362cm" svg:y1="8.038cm" svg:x2="5.092cm" svg:y2="8.038cm">
          <text:p/>
        </draw:line>
        <draw:line draw:style-name="gr4" draw:text-style-name="P5" draw:layer="layout" svg:x1="5.092cm" svg:y1="7.737cm" svg:x2="13.362cm" svg:y2="7.737cm">
          <text:p/>
        </draw:line>
        <draw:line draw:style-name="gr4" draw:text-style-name="P5" draw:layer="layout" svg:x1="13.363cm" svg:y1="10.139cm" svg:x2="5.093cm" svg:y2="10.139cm">
          <text:p/>
        </draw:line>
        <draw:line draw:style-name="gr4" draw:text-style-name="P5" draw:layer="layout" svg:x1="5.093cm" svg:y1="9.838cm" svg:x2="13.363cm" svg:y2="9.838cm">
          <text:p/>
        </draw:line>
        <draw:custom-shape draw:style-name="gr7" draw:text-style-name="P4" draw:layer="layout" svg:width="0.186cm" svg:height="26.353cm" svg:x="4.624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186cm" svg:height="26.353cm" svg:x="24.39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3.86cm" svg:height="1.15cm" draw:transform="rotate (-1.5707963267949) translate (27.412cm 12.747cm)">
          <draw:text-box>
            <text:p><text:span text:style-name="T2">DidComm</text:span></text:p>
          </draw:text-box>
        </draw:frame>
        <draw:custom-shape draw:style-name="gr11" draw:text-style-name="P8" draw:layer="layout" svg:width="2.857cm" svg:height="2.222cm" draw:transform="rotate (-1.5707963267949) translate (4.81cm 10.525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9" draw:layer="layout" svg:width="3.492cm" svg:height="0.953cm" draw:transform="rotate (1.5707963267949) translate (1.635cm 13.699cm)">
          <draw:text-box>
            <text:p text:style-name="P1"><text:span text:style-name="T3">Credential</text:span></text:p>
          </draw:text-box>
        </draw:frame>
        <draw:line draw:style-name="gr4" draw:text-style-name="P5" draw:layer="layout" svg:x1="5.127cm" svg:y1="13.382cm" svg:x2="24.177cm" svg:y2="13.382cm">
          <text:p/>
        </draw:line>
        <draw:frame draw:style-name="gr13" draw:text-style-name="P6" draw:layer="layout" svg:width="5.584cm" svg:height="0.763cm" svg:x="16.371cm" svg:y="12.619cm">
          <draw:text-box>
            <text:p text:style-name="P1"><text:span text:style-name="T1">Credential für Korrelation</text:span></text:p>
          </draw:text-box>
        </draw:frame>
        <draw:line draw:style-name="gr4" draw:text-style-name="P5" draw:layer="layout" svg:x1="24.177cm" svg:y1="30.59cm" svg:x2="13.7cm" svg:y2="30.59cm">
          <text:p/>
        </draw:line>
        <draw:frame draw:style-name="gr14" draw:text-style-name="P3" draw:layer="layout" svg:width="3.81cm" svg:height="1.673cm" svg:x="22.59cm" svg:y="39.127cm">
          <draw:text-box>
            <text:p text:style-name="P1">Öffent. Issuer DID</text:p>
          </draw:text-box>
        </draw:frame>
        <draw:frame draw:style-name="gr15" draw:text-style-name="P11" draw:layer="layout" svg:width="8.255cm" svg:height="4.191cm" svg:x="15.287cm" svg:y="13.636cm">
          <draw:text-box>
            <text:p text:style-name="P10"><text:span text:style-name="T4">DidComm Plaintext Msg.:</text:span></text:p>
            <text:p text:style-name="P10"><text:span text:style-name="T4">{</text:span></text:p>
            <text:p text:style-name="P10"><text:span text:style-name="T4"><text:s text:c="2"/></text:span><text:span text:style-name="T4">"type": "https://www.w3.org/TR/vc-data-model",</text:span></text:p>
            <text:p text:style-name="P10"><text:span text:style-name="T4"><text:s text:c="2"/></text:span><text:span text:style-name="T4">"from": "did:peer:client",</text:span></text:p>
            <text:p text:style-name="P10"><text:span text:style-name="T4"><text:s text:c="2"/></text:span><text:span text:style-name="T4">"to": ["did:x:issuer"],</text:span></text:p>
            <text:p text:style-name="P10"><text:span text:style-name="T4"><text:s text:c="2"/></text:span><text:span text:style-name="T4">"body": {</text:span></text:p>
            <text:p text:style-name="P10"><text:span text:style-name="T4"><text:s text:c="4"/></text:span><text:span text:style-name="T4"><text:tab/></text:span><text:span text:style-name="T4">&lt;credential&gt;</text:span></text:p>
            <text:p text:style-name="P10"><text:span text:style-name="T4"><text:s text:c="2"/></text:span><text:span text:style-name="T4">}</text:span></text:p>
            <text:p text:style-name="P10"><text:span text:style-name="T4">}</text:span></text:p>
            <text:p text:style-name="P10"><text:span text:style-name="T4"/></text:p>
          </draw:text-box>
        </draw:frame>
        <draw:frame draw:style-name="gr16" draw:text-style-name="P12" draw:layer="layout" svg:width="6.667cm" svg:height="1.787cm" svg:x="18.145cm" svg:y="27.788cm">
          <draw:text-box>
            <text:p><text:span text:style-name="T1">service-endpoint von “from:” </text:span><text:span text:style-name="T1">auflösen und Mediator DID </text:span><text:span text:style-name="T1">erhalten</text:span></text:p>
          </draw:text-box>
        </draw:frame>
        <draw:frame draw:style-name="gr17" draw:text-style-name="P11" draw:layer="layout" svg:width="8.89cm" svg:height="4.585cm" svg:x="14.97cm" svg:y="31.005cm">
          <draw:text-box>
            <text:p text:style-name="P10"><text:span text:style-name="T4">{</text:span></text:p>
            <text:p text:style-name="P10"><text:span text:style-name="T4"><text:s text:c="4"/></text:span><text:span text:style-name="T4">"type": </text:span><text:span text:style-name="T4">"https://didcomm.org/routing/2.0/forward",</text:span></text:p>
            <text:p text:style-name="P10"><text:span text:style-name="T4"><text:s text:c="4"/></text:span><text:span text:style-name="T4">"to": ["did:x:mediator"],</text:span></text:p>
            <text:p text:style-name="P10"><text:span text:style-name="T4"><text:s text:c="4"/></text:span><text:span text:style-name="T4">"body":{</text:span></text:p>
            <text:p text:style-name="P10"><text:span text:style-name="T4"><text:s text:c="8"/></text:span><text:span text:style-name="T4">"next": "did:peer:client"</text:span></text:p>
            <text:p text:style-name="P10"><text:span text:style-name="T4"><text:s text:c="4"/></text:span><text:span text:style-name="T4">},</text:span></text:p>
            <text:p text:style-name="P10"><text:span text:style-name="T4"><text:s text:c="4"/></text:span><text:span text:style-name="T4">"attachments": [</text:span></text:p>
            <text:p text:style-name="P10"><text:span text:style-name="T4"><text:s text:c="8"/></text:span><text:span text:style-name="T4">&lt;verschlüsselte ACK?&gt;</text:span></text:p>
            <text:p text:style-name="P10"><text:span text:style-name="T4"><text:s text:c="4"/></text:span><text:span text:style-name="T4">]</text:span></text:p>
            <text:p text:style-name="P10"><text:span text:style-name="T4">}</text:span></text:p>
            <text:p text:style-name="P10"><text:span text:style-name="T4"/></text:p>
          </draw:text-box>
        </draw:frame>
        <draw:frame draw:style-name="gr13" draw:text-style-name="P6" draw:layer="layout" svg:width="5.584cm" svg:height="0.763cm" svg:x="16.053cm" svg:y="29.927cm">
          <draw:text-box>
            <text:p text:style-name="P1"><text:span text:style-name="T1">Antwort</text:span></text:p>
          </draw:text-box>
        </draw:frame>
        <draw:line draw:style-name="gr18" draw:text-style-name="P5" draw:layer="layout" svg:x1="12.747cm" svg:y1="30.59cm" svg:x2="5.027cm" svg:y2="30.59cm">
          <text:p/>
        </draw:line>
        <draw:frame draw:style-name="gr19" draw:text-style-name="P11" draw:layer="layout" svg:width="5.081cm" svg:height="3.797cm" svg:x="7.28cm" svg:y="31.035cm">
          <draw:text-box>
            <text:p text:style-name="P10"><text:span text:style-name="T4">{</text:span></text:p>
            <text:p text:style-name="P10"><text:span text:style-name="T4"><text:s text:c="2"/></text:span><text:span text:style-name="T4">"type": "&lt;some type&gt;”,</text:span></text:p>
            <text:p text:style-name="P10"><text:span text:style-name="T4"><text:s text:c="2"/></text:span><text:span text:style-name="T4">"from": "did:x:mediator",</text:span></text:p>
            <text:p text:style-name="P10"><text:span text:style-name="T4"><text:s text:c="2"/></text:span><text:span text:style-name="T4">"to": ["did:peer:client"],</text:span></text:p>
            <text:p text:style-name="P10"><text:span text:style-name="T4"><text:s text:c="2"/></text:span><text:span text:style-name="T4">"body": {</text:span></text:p>
            <text:p text:style-name="P10"><text:span text:style-name="T4"><text:s text:c="4"/></text:span><text:span text:style-name="T4"><text:tab/></text:span><text:span text:style-name="T4">&lt;ACK?&gt;</text:span></text:p>
            <text:p text:style-name="P10"><text:span text:style-name="T4"><text:s text:c="2"/></text:span><text:span text:style-name="T4">}</text:span></text:p>
            <text:p text:style-name="P10"><text:span text:style-name="T4">}</text:span></text:p>
            <text:p text:style-name="P10"><text:span text:style-name="T4"/></text:p>
          </draw:text-box>
        </draw:frame>
        <draw:frame draw:style-name="gr13" draw:text-style-name="P6" draw:layer="layout" svg:width="5.584cm" svg:height="0.763cm" svg:x="6.211cm" svg:y="29.855cm">
          <draw:text-box>
            <text:p text:style-name="P1"><text:span text:style-name="T1">Antwort</text:span></text:p>
          </draw:text-box>
        </draw:frame>
        <draw:line draw:style-name="gr4" draw:text-style-name="P5" draw:layer="layout" svg:x1="5.127cm" svg:y1="38.482cm" svg:x2="24.177cm" svg:y2="38.482cm">
          <text:p/>
        </draw:line>
        <draw:frame draw:style-name="gr13" draw:text-style-name="P6" draw:layer="layout" svg:width="5.584cm" svg:height="0.763cm" svg:x="16.053cm" svg:y="37.728cm">
          <draw:text-box>
            <text:p text:style-name="P1"><text:span text:style-name="T1">ACK</text:span></text:p>
          </draw:text-box>
        </draw:frame>
        <draw:frame draw:style-name="gr20" draw:text-style-name="P11" draw:layer="layout" svg:width="18.097cm" svg:height="18.375cm" svg:x="29.7cm" svg:y="15.605cm">
          <draw:text-box>
            <text:p text:style-name="P10"><text:span text:style-name="T4">{</text:span></text:p>
            <text:p text:style-name="P10"><text:span text:style-name="T4"><text:s text:c="4"/></text:span><text:span text:style-name="T4">"@type": </text:span><text:span text:style-name="T4">"https://didcomm.org/present-</text:span><text:span text:style-name="T4">proof/2.0/propose-presentation",</text:span></text:p>
            <text:p text:style-name="P10"><text:span text:style-name="T4"><text:s text:c="4"/></text:span><text:span text:style-name="T4">"formats" : [{</text:span></text:p>
            <text:p text:style-name="P10"><text:span text:style-name="T4"><text:s text:c="8"/></text:span><text:span text:style-name="T4">"format" : "dif/presentation-</text:span><text:span text:style-name="T4">exchange/definitions@v1.0"</text:span></text:p>
            <text:p text:style-name="P10"><text:span text:style-name="T4"><text:s text:c="4"/></text:span><text:span text:style-name="T4">}],</text:span></text:p>
            <text:p text:style-name="P10"><text:span text:style-name="T4"><text:s text:c="4"/></text:span><text:span text:style-name="T4">"proposal~attach": [{</text:span></text:p>
            <text:p text:style-name="P10"><text:span text:style-name="T4"><text:s text:c="8"/></text:span><text:span text:style-name="T4">"data": {</text:span></text:p>
            <text:p text:style-name="P10"><text:span text:style-name="T4"><text:s text:c="12"/></text:span><text:span text:style-name="T4">"json": {</text:span></text:p>
            <text:p text:style-name="P10"><text:span text:style-name="T4"><text:s text:c="16"/></text:span><text:span text:style-name="T4">"input_descriptors": [{</text:span></text:p>
            <text:p text:style-name="P10"><text:span text:style-name="T4"><text:s text:c="20"/></text:span><text:span text:style-name="T4">"name": "US </text:span><text:span text:style-name="T4">Passport",</text:span></text:p>
            <text:p text:style-name="P10"><text:span text:style-name="T4"><text:s text:c="20"/></text:span><text:span text:style-name="T4">"constraints": {</text:span></text:p>
            <text:p text:style-name="P10"><text:span text:style-name="T4"><text:s text:c="24"/></text:span><text:span text:style-name="T4">"fields": [{</text:span></text:p>
            <text:p text:style-name="P10"><text:span text:style-name="T4"><text:s text:c="28"/></text:span><text:span text:style-name="T4">"path": </text:span><text:span text:style-name="T4">["$.credentialSubject.birth_date", </text:span><text:span text:style-name="T4">"$.vc.credentialSubject.birth_dat</text:span><text:span text:style-name="T4">e", "$.birth_date"],</text:span></text:p>
            <text:p text:style-name="P10"><text:span text:style-name="T4"><text:s text:c="28"/></text:span><text:span text:style-name="T4">"filter": {</text:span></text:p>
            <text:p text:style-name="P10"><text:span text:style-name="T4"><text:s text:c="32"/></text:span><text:span text:style-name="T4">"type": </text:span><text:span text:style-name="T4">"date",</text:span></text:p>
            <text:p text:style-name="P10"><text:span text:style-name="T4"><text:s text:c="32"/></text:span><text:span text:style-name="T4">"minimum": "1999-5-16"</text:span></text:p>
            <text:p text:style-name="P10"><text:span text:style-name="T4"><text:s text:c="28"/></text:span><text:span text:style-name="T4">}</text:span></text:p>
            <text:p text:style-name="P10"><text:span text:style-name="T4"><text:s text:c="24"/></text:span><text:span text:style-name="T4">}]</text:span></text:p>
            <text:p text:style-name="P10"><text:span text:style-name="T4"><text:s text:c="20"/></text:span><text:span text:style-name="T4">}</text:span></text:p>
            <text:p text:style-name="P10"><text:span text:style-name="T4"><text:s text:c="16"/></text:span><text:span text:style-name="T4">}]</text:span></text:p>
            <text:p text:style-name="P10"><text:span text:style-name="T4"><text:s text:c="12"/></text:span><text:span text:style-name="T4">}</text:span></text:p>
            <text:p text:style-name="P10"><text:span text:style-name="T4"><text:s text:c="8"/></text:span><text:span text:style-name="T4">}</text:span></text:p>
            <text:p text:style-name="P10"><text:span text:style-name="T4"><text:s text:c="4"/></text:span><text:span text:style-name="T4">}]</text:span></text:p>
            <text:p text:style-name="P10"><text:span text:style-name="T4">}</text:span></text:p>
            <text:p text:style-name="P10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14:34:25.130937993</meta:creation-date>
    <dc:date>2023-08-03T18:53:20.850241617</dc:date>
    <meta:editing-duration>PT2H12M56S</meta:editing-duration>
    <meta:editing-cycles>6</meta:editing-cycles>
    <meta:generator>LibreOffice/7.3.7.2$Linux_X86_64 LibreOffice_project/30$Build-2</meta:generator>
    <meta:document-statistic meta:object-count="38"/>
  </office:meta>
</office:document-meta>
</file>